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80328649679" calcext:value-type="float">
            <text:p>99,74</text:p>
          </table:table-cell>
          <table:table-cell table:style-name="ce3" table:formula="of:=([.F2]/12597)*100" office:value-type="float" office:value="0.26196713503215" calcext:value-type="float">
            <text:p>0,26</text:p>
          </table:table-cell>
          <table:table-cell/>
          <table:table-cell table:style-name="ce4" table:formula="of:=[.E18]+[.H18]" office:value-type="float" office:value="12564" calcext:value-type="float">
            <text:p>12564</text:p>
          </table:table-cell>
          <table:table-cell table:formula="of:=12597-[.E2]" office:value-type="float" office:value="33" calcext:value-type="float">
            <text:p>33</text:p>
          </table:table-cell>
          <table:table-cell office:value-type="float" office:value="0.0141170024872" calcext:value-type="float">
            <text:p>0,0141170025</text:p>
          </table:table-cell>
          <table:table-cell office:value-type="float" office:value="23.4436190128" calcext:value-type="float">
            <text:p>23,443619012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6263961792" calcext:value-type="float">
            <text:p>0,0162639618</text:p>
          </table:table-cell>
          <table:table-cell office:value-type="float" office:value="23.1767718792" calcext:value-type="float">
            <text:p>23,176771879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/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0.0154659748077" calcext:value-type="float">
            <text:p>0,0154659748</text:p>
          </table:table-cell>
          <table:table-cell office:value-type="float" office:value="23.166862011" calcext:value-type="float">
            <text:p>23,16686201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777248551242" calcext:value-type="float">
            <text:p>99,78</text:p>
          </table:table-cell>
          <table:table-cell table:style-name="ce3" table:formula="of:=([.F5]/12597)*100" office:value-type="float" office:value="0.222275144875764" calcext:value-type="float">
            <text:p>0,22</text:p>
          </table:table-cell>
          <table:table-cell/>
          <table:table-cell table:style-name="ce4" table:formula="of:=[.E21]+[.H21]" office:value-type="float" office:value="12569" calcext:value-type="float">
            <text:p>12569</text:p>
          </table:table-cell>
          <table:table-cell table:formula="of:=12597-[.E5]" office:value-type="float" office:value="28" calcext:value-type="float">
            <text:p>28</text:p>
          </table:table-cell>
          <table:table-cell office:value-type="float" office:value="0.0162620544434" calcext:value-type="float">
            <text:p>0,0162620544</text:p>
          </table:table-cell>
          <table:table-cell office:value-type="float" office:value="23.2194550037" calcext:value-type="float">
            <text:p>23,219455003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86488846551" calcext:value-type="float">
            <text:p>99,66</text:p>
          </table:table-cell>
          <table:table-cell table:style-name="ce3" table:formula="of:=([.F6]/12597)*100" office:value-type="float" office:value="0.341351115344923" calcext:value-type="float">
            <text:p>0,34</text:p>
          </table:table-cell>
          <table:table-cell/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0.0156087875366" calcext:value-type="float">
            <text:p>0,0156087875</text:p>
          </table:table-cell>
          <table:table-cell office:value-type="float" office:value="23.1643710136" calcext:value-type="float">
            <text:p>23,164371013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221560689053" calcext:value-type="float">
            <text:p>99,72</text:p>
          </table:table-cell>
          <table:table-cell table:style-name="ce3" table:formula="of:=([.F7]/12597)*100" office:value-type="float" office:value="0.277843931094705" calcext:value-type="float">
            <text:p>0,28</text:p>
          </table:table-cell>
          <table:table-cell/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0.0154118537903" calcext:value-type="float">
            <text:p>0,0154118538</text:p>
          </table:table-cell>
          <table:table-cell office:value-type="float" office:value="23.1982998848" calcext:value-type="float">
            <text:p>23,198299884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14217670874" calcext:value-type="float">
            <text:p>99,71</text:p>
          </table:table-cell>
          <table:table-cell table:style-name="ce3" table:formula="of:=([.F8]/12597)*100" office:value-type="float" office:value="0.285782329125982" calcext:value-type="float">
            <text:p>0,29</text:p>
          </table:table-cell>
          <table:table-cell/>
          <table:table-cell table:style-name="ce4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0.0155041217804" calcext:value-type="float">
            <text:p>0,0155041218</text:p>
          </table:table-cell>
          <table:table-cell office:value-type="float" office:value="23.1438770294" calcext:value-type="float">
            <text:p>23,143877029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/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40779018402" calcext:value-type="float">
            <text:p>0,0140779018</text:p>
          </table:table-cell>
          <table:table-cell office:value-type="float" office:value="23.2442979813" calcext:value-type="float">
            <text:p>23,244297981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14217670874" calcext:value-type="float">
            <text:p>99,71</text:p>
          </table:table-cell>
          <table:table-cell table:style-name="ce3" table:formula="of:=([.F10]/12597)*100" office:value-type="float" office:value="0.285782329125982" calcext:value-type="float">
            <text:p>0,29</text:p>
          </table:table-cell>
          <table:table-cell/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0.0142579078674" calcext:value-type="float">
            <text:p>0,0142579079</text:p>
          </table:table-cell>
          <table:table-cell office:value-type="float" office:value="23.2684280872" calcext:value-type="float">
            <text:p>23,268428087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427720885925" calcext:value-type="float">
            <text:p>99,64</text:p>
          </table:table-cell>
          <table:table-cell table:style-name="ce3" table:formula="of:=([.F11]/12597)*100" office:value-type="float" office:value="0.357227911407478" calcext:value-type="float">
            <text:p>0,36</text:p>
          </table:table-cell>
          <table:table-cell/>
          <table:table-cell table:style-name="ce4" table:formula="of:=[.E27]+[.H27]" office:value-type="float" office:value="12552" calcext:value-type="float">
            <text:p>12552</text:p>
          </table:table-cell>
          <table:table-cell table:formula="of:=12597-[.E11]" office:value-type="float" office:value="45" calcext:value-type="float">
            <text:p>45</text:p>
          </table:table-cell>
          <table:table-cell office:value-type="float" office:value="0.0155630111694" calcext:value-type="float">
            <text:p>0,0155630112</text:p>
          </table:table-cell>
          <table:table-cell office:value-type="float" office:value="23.2214500904" calcext:value-type="float">
            <text:p>23,221450090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31039136302" calcext:value-type="float">
            <text:p>99,7031039136</text:p>
          </table:table-cell>
          <table:table-cell table:formula="of:=AVERAGE([.C2:.C11])" office:value-type="float" office:value="0.29689608636977" calcext:value-type="float">
            <text:p>0,296896086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6" calcext:value-type="float">
            <text:p>12559,6</text:p>
          </table:table-cell>
          <table:table-cell table:formula="of:=AVERAGE([.F2:.F11])" office:value-type="float" office:value="37.4" calcext:value-type="float">
            <text:p>37,4</text:p>
          </table:table-cell>
          <table:table-cell table:formula="of:=SUM([.G2:.G11])/10" office:value-type="float" office:value="0.01525325775146" calcext:value-type="float">
            <text:p>0,0152532578</text:p>
          </table:table-cell>
          <table:table-cell table:formula="of:=SUM([.H2:.H11])/10" office:value-type="float" office:value="23.22474319934" calcext:value-type="float">
            <text:p>23,224743199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1" calcext:value-type="float">
            <text:p>5843,1</text:p>
          </table:table-cell>
          <table:table-cell table:formula="of:=AVERAGE([.G18:.G27])" office:value-type="float" office:value="19.6" calcext:value-type="float">
            <text:p>19,6</text:p>
          </table:table-cell>
          <table:table-cell/>
          <table:table-cell office:value-type="float" office:value="5974" calcext:value-type="float">
            <text:p>597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590" calcext:value-type="float">
            <text:p>659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7.8" calcext:value-type="float">
            <text:p>17,8</text:p>
          </table:table-cell>
          <table:table-cell table:formula="of:=AVERAGE([.H18:.H27])" office:value-type="float" office:value="6716.5" calcext:value-type="float">
            <text:p>6716,5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665" calcext:value-type="float">
            <text:p>666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1" calcext:value-type="float">
            <text:p>569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12597-SUM([.E20:.G20])" office:value-type="float" office:value="6867" calcext:value-type="float">
            <text:p>686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1" calcext:value-type="float">
            <text:p>5843,1</text:p>
          </table:table-cell>
          <table:table-cell table:number-columns-repeated="2"/>
          <table:table-cell office:value-type="float" office:value="5889" calcext:value-type="float">
            <text:p>588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80" calcext:value-type="float">
            <text:p>668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7.8" calcext:value-type="float">
            <text:p>17,8</text:p>
          </table:table-cell>
          <table:table-cell table:number-columns-repeated="2"/>
          <table:table-cell office:value-type="float" office:value="5897" calcext:value-type="float">
            <text:p>589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12597-SUM([.E22:.G22])" office:value-type="float" office:value="6657" calcext:value-type="float">
            <text:p>665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6" calcext:value-type="float">
            <text:p>19,6</text:p>
          </table:table-cell>
          <table:table-cell table:number-columns-repeated="2"/>
          <table:table-cell office:value-type="float" office:value="5759" calcext:value-type="float">
            <text:p>575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12597-SUM([.E23:.G23])" office:value-type="float" office:value="6803" calcext:value-type="float">
            <text:p>680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6.5" calcext:value-type="float">
            <text:p>6716,5</text:p>
          </table:table-cell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666" calcext:value-type="float">
            <text:p>666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9" calcext:value-type="float">
            <text:p>585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12597-SUM([.E26:.G26])" office:value-type="float" office:value="6702" calcext:value-type="float">
            <text:p>670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8" calcext:value-type="float">
            <text:p>573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12597-SUM([.E27:.G27])" office:value-type="float" office:value="6814" calcext:value-type="float">
            <text:p>681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31039136302" calcext:value-type="float">
            <text:p>0,9970310391</text:p>
          </table:table-cell>
          <table:table-cell table:number-columns-repeated="2"/>
          <table:table-cell table:formula="of:=SUM([.E18:.E27])/10" office:value-type="float" office:value="5843.1" calcext:value-type="float">
            <text:p>5843,1</text:p>
          </table:table-cell>
          <table:table-cell table:formula="of:=SUM([.F18:.F27])/10" office:value-type="float" office:value="17.8" calcext:value-type="float">
            <text:p>17,8</text:p>
          </table:table-cell>
          <table:table-cell table:formula="of:=SUM([.G18:.G27])/10" office:value-type="float" office:value="19.6" calcext:value-type="float">
            <text:p>19,6</text:p>
          </table:table-cell>
          <table:table-cell table:formula="of:=SUM([.H18:.H27])/10" office:value-type="float" office:value="6716.5" calcext:value-type="float">
            <text:p>6716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6896086369771" calcext:value-type="float">
            <text:p>0,0029689609</text:p>
          </table:table-cell>
          <table:table-cell table:number-columns-repeated="2"/>
          <table:table-cell table:formula="of:=SUM([.E18:.E27])" office:value-type="float" office:value="58431" calcext:value-type="float">
            <text:p>58431</text:p>
          </table:table-cell>
          <table:table-cell table:formula="of:=SUM([.F18:.F27])" office:value-type="float" office:value="178" calcext:value-type="float">
            <text:p>178</text:p>
          </table:table-cell>
          <table:table-cell table:formula="of:=SUM([.G18:.G27])" office:value-type="float" office:value="196" calcext:value-type="float">
            <text:p>196</text:p>
          </table:table-cell>
          <table:table-cell table:formula="of:=SUM([.H18:.H27])" office:value-type="float" office:value="67165" calcext:value-type="float">
            <text:p>6716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56830470602" calcext:value-type="float">
            <text:p>0,9966568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356815110702" calcext:value-type="float">
            <text:p>0,997356815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59:55.7004534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4S</meta:editing-duration>
    <meta:editing-cycles>7</meta:editing-cycles>
    <meta:generator>LibreOffice/5.1.6.2$Linux_X86_64 LibreOffice_project/10m0$Build-2</meta:generator>
    <dc:date>2018-01-23T23:00:33.771289884</dc:date>
    <meta:document-statistic meta:table-count="1" meta:cell-count="171" meta:object-count="0"/>
  </office:meta>
</office:document-meta>
</file>